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8000001F5000001F5BC350E44.wmf" manifest:media-type=""/>
  <manifest:file-entry manifest:full-path="Pictures/200000080000017800000178D164E460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 smil:type="miscShape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2aa3d8" draw:textarea-horizontal-align="justify" draw:textarea-vertical-align="top" draw:auto-grow-height="true" fo:padding-top="0.13cm" fo:padding-bottom="0.13cm" fo:padding-left="0.25cm" fo:padding-right="0.25cm" fo:wrap-option="wrap" draw:shadow-color="#5f5f5f"/>
    </style:style>
    <style:style style:name="gr2" style:family="graphic">
      <style:graphic-properties style:protect="size"/>
    </style:style>
    <style:style style:name="pr1" style:family="presentation" style:parent-style-name="Titel1-title">
      <style:graphic-properties draw:stroke="none" draw:fill="none" draw:fill-color="#2aa3d8" draw:textarea-horizontal-align="center" draw:textarea-vertical-align="bottom" draw:auto-grow-height="true" draw:auto-grow-width="false" fo:min-height="6.019cm" fo:min-width="0cm" fo:padding-top="0.13cm" fo:padding-bottom="0.13cm" fo:padding-left="0.25cm" fo:padding-right="0.25cm" fo:wrap-option="wrap" draw:shadow-color="#5f5f5f"/>
    </style:style>
    <style:style style:name="pr2" style:family="presentation" style:parent-style-name="Titel1-subtitle">
      <style:graphic-properties draw:stroke="none" draw:fill="none" draw:fill-color="#2aa3d8" draw:textarea-horizontal-align="justify" draw:textarea-vertical-align="middle" draw:auto-grow-height="true" draw:auto-grow-width="false" fo:min-height="3.74cm" fo:min-width="0cm" fo:padding-top="0.13cm" fo:padding-bottom="0.13cm" fo:padding-left="0.25cm" fo:padding-right="0.25cm" fo:wrap-option="wrap" draw:shadow-color="#5f5f5f"/>
    </style:style>
    <style:style style:name="pr3" style:family="presentation" style:parent-style-name="Titel1-notes">
      <style:graphic-properties draw:fill-color="#ffffff" fo:min-height="11.432cm"/>
    </style:style>
    <style:style style:name="pr4" style:family="presentation" style:parent-style-name="Standard-title">
      <style:graphic-properties draw:stroke="none" draw:fill="none" draw:fill-color="#2aa3d8" draw:textarea-horizontal-align="justify" draw:textarea-vertical-align="middle" draw:auto-grow-height="true" draw:auto-grow-width="false" fo:min-height="1.845cm" fo:min-width="0cm" fo:padding-top="0.13cm" fo:padding-bottom="0.13cm" fo:padding-left="0.25cm" fo:padding-right="0.25cm" fo:wrap-option="wrap" draw:shadow-color="#5f5f5f"/>
    </style:style>
    <style:style style:name="pr5" style:family="presentation" style:parent-style-name="Standard-outline1">
      <style:graphic-properties draw:stroke="none" draw:fill="none" draw:fill-color="#2aa3d8" draw:textarea-horizontal-align="justify" draw:textarea-vertical-align="top" draw:auto-grow-height="true" draw:auto-grow-width="false" fo:min-height="14.946cm" fo:min-width="0cm" fo:padding-top="0.13cm" fo:padding-bottom="0.13cm" fo:padding-left="0.25cm" fo:padding-right="0.25cm" fo:wrap-option="wrap" draw:shadow-color="#5f5f5f"/>
    </style:style>
    <style:style style:name="pr6" style:family="presentation" style:parent-style-name="Standard-notes">
      <style:graphic-properties draw:fill-color="#ffffff" fo:min-height="11.432cm"/>
    </style:style>
    <style:style style:name="P1" style:family="paragraph">
      <style:paragraph-properties style:writing-mode="lr-tb" style:font-independent-line-spacing="true"/>
      <style:text-properties fo:font-size="48pt" fo:language="de" fo:country="AT" style:font-size-asian="48pt" style:font-size-complex="48pt"/>
    </style:style>
    <style:style style:name="P2" style:family="paragraph">
      <style:paragraph-properties style:writing-mode="lr-tb" style:font-independent-line-spacing="true"/>
      <style:text-properties fo:font-size="22pt" fo:language="de" fo:country="A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style:writing-mode="lr-tb" style:font-independent-line-spacing="true"/>
      <style:text-properties fo:font-size="28pt" fo:language="de" fo:country="AT" style:font-size-asian="28pt" style:font-size-complex="28pt"/>
    </style:style>
    <style:style style:name="P8" style:family="paragraph">
      <style:paragraph-properties style:writing-mode="lr-tb" style:font-independent-line-spacing="true"/>
      <style:text-properties fo:font-size="32pt" fo:language="de" fo:country="AT" style:font-size-asian="32pt" style:font-size-complex="32pt"/>
    </style:style>
    <style:style style:name="P9" style:family="paragraph">
      <style:text-properties fo:font-size="12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T1" style:family="text">
      <style:text-properties fo:color="#2aa3d8" fo:font-size="48pt" fo:language="de" fo:country="AT" fo:font-weight="bold" style:font-size-asian="48pt" style:font-weight-asian="bold" style:font-size-complex="48pt" style:font-weight-complex="bold"/>
    </style:style>
    <style:style style:name="T2" style:family="text">
      <style:text-properties fo:font-size="22pt" fo:language="de" fo:country="AT" style:font-size-asian="22pt" style:font-size-complex="22pt"/>
    </style:style>
    <style:style style:name="T3" style:family="text">
      <style:text-properties fo:color="#5f5f5f" fo:font-size="22pt" fo:language="de" fo:country="AT" fo:font-weight="normal" style:font-size-asian="22pt" style:font-weight-asian="normal" style:font-size-complex="22pt" style:font-weight-complex="normal"/>
    </style:style>
    <style:style style:name="T4" style:family="text">
      <style:text-properties fo:color="#5f5f5f" fo:font-size="22pt" style:font-size-asian="22pt" style:font-size-complex="22pt"/>
    </style:style>
    <style:style style:name="T5" style:family="text">
      <style:text-properties fo:font-size="32pt" fo:language="en" fo:country="GB" style:font-size-asian="32pt" style:font-size-complex="32pt"/>
    </style:style>
    <style:style style:name="T6" style:family="text">
      <style:text-properties fo:font-size="22pt" fo:language="en" fo:country="GB" style:font-size-asian="22pt" style:font-size-complex="22pt"/>
    </style:style>
    <style:style style:name="T7" style:family="text">
      <style:text-properties fo:font-size="30pt" fo:language="de" fo:country="AT" style:font-size-asian="30pt" style:font-size-complex="30pt"/>
    </style:style>
    <style:style style:name="T8" style:family="text">
      <style:text-properties fo:font-size="25pt" fo:language="de" fo:country="AT" style:font-size-asian="25pt" style:font-size-complex="25pt"/>
    </style:style>
    <style:style style:name="T9" style:family="text">
      <style:text-properties fo:font-size="32pt" fo:language="de" fo:country="AT" style:font-size-asian="32pt" style:font-size-complex="32pt"/>
    </style:style>
    <style:style style:name="T10" style:family="text">
      <style:text-properties fo:font-size="14pt" fo:language="de" fo:country="AT" style:font-size-asian="14pt" style:font-size-complex="14pt"/>
    </style:style>
    <style:style style:name="T11" style:family="text">
      <style:text-properties fo:font-size="25pt" fo:language="en" fo:country="GB" style:font-size-asian="25pt" style:font-size-complex="25pt"/>
    </style:style>
    <style:style style:name="T12" style:family="text">
      <style:text-properties fo:language="en" fo:country="GB"/>
    </style:style>
    <style:style style:name="T13" style:family="text">
      <style:text-properties fo:language="en" fo:country="US"/>
    </style:style>
    <style:style style:name="T14" style:family="text">
      <style:text-properties fo:font-size="25pt" style:font-size-asian="25pt" style:font-size-complex="25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2aa3d8" fo:font-size="65%"/>
      </text:list-level-style-number>
      <text:list-level-style-bullet text:level="2" text:bullet-char="n">
        <style:list-level-properties text:space-before="1.499cm"/>
        <style:text-properties style:font-name="Arial1" fo:color="#2aa3d8" fo:font-size="90%"/>
      </text:list-level-style-bullet>
      <text:list-level-style-bullet text:level="3" text:bullet-char="n">
        <style:list-level-properties text:space-before="2.998cm"/>
        <style:text-properties style:font-name="Arial1" fo:color="#2aa3d8" fo:font-size="65%"/>
      </text:list-level-style-bullet>
      <text:list-level-style-bullet text:level="4" text:bullet-char="n">
        <style:list-level-properties text:space-before="4.237cm"/>
        <style:text-properties style:font-name="Arial1" fo:color="#2aa3d8" fo:font-size="90%"/>
      </text:list-level-style-bullet>
      <text:list-level-style-bullet text:level="5" text:bullet-char="n">
        <style:list-level-properties text:space-before="5.476cm"/>
        <style:text-properties style:font-name="Arial1" fo:color="#2aa3d8" fo:font-size="65%"/>
      </text:list-level-style-bullet>
      <text:list-level-style-bullet text:level="6" text:bullet-char="n">
        <style:list-level-properties text:space-before="5.476cm"/>
        <style:text-properties style:font-name="Arial1" fo:color="#2aa3d8" fo:font-size="65%"/>
      </text:list-level-style-bullet>
      <text:list-level-style-bullet text:level="7" text:bullet-char="n">
        <style:list-level-properties text:space-before="5.476cm"/>
        <style:text-properties style:font-name="Arial1" fo:color="#2aa3d8" fo:font-size="65%"/>
      </text:list-level-style-bullet>
      <text:list-level-style-bullet text:level="8" text:bullet-char="n">
        <style:list-level-properties text:space-before="5.476cm"/>
        <style:text-properties style:font-name="Arial1" fo:color="#2aa3d8" fo:font-size="65%"/>
      </text:list-level-style-bullet>
      <text:list-level-style-bullet text:level="9" text:bullet-char="n">
        <style:list-level-properties text:space-before="5.476cm"/>
        <style:text-properties style:font-name="Arial1" fo:color="#2aa3d8" fo:font-size="65%"/>
      </text:list-level-style-bullet>
      <text:list-level-style-bullet text:level="10" text:bullet-char="n">
        <style:list-level-properties text:space-before="5.476cm"/>
        <style:text-properties style:font-name="Arial1" fo:color="#2aa3d8" fo:font-size="6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4">
      <text:list-level-style-image text:level="1" xlink:href="Pictures/200000080000017800000178D164E460.wmf" xlink:type="simple" xlink:show="embed" xlink:actuate="onLoad">
        <style:list-level-properties text:min-label-width="1.001cm" style:vertical-pos="middle" style:vertical-rel="line" fo:width="0.528cm" fo:height="0.528cm"/>
      </text:list-level-style-image>
      <text:list-level-style-image text:level="2" xlink:href="Pictures/20000008000001F5000001F5BC350E44.wmf" xlink:type="simple" xlink:show="embed" xlink:actuate="onLoad">
        <style:list-level-properties text:space-before="1.499cm" text:min-label-width="1.001cm" style:vertical-pos="middle" style:vertical-rel="line" fo:width="0.686cm" fo:height="0.686cm"/>
      </text:list-level-style-image>
      <text:list-level-style-image text:level="3" xlink:href="Pictures/200000080000017800000178D164E460.wmf" xlink:type="simple" xlink:show="embed" xlink:actuate="onLoad">
        <style:list-level-properties text:space-before="2.998cm" text:min-label-width="0.741cm" style:vertical-pos="middle" style:vertical-rel="line" fo:width="0.462cm" fo:height="0.462cm"/>
      </text:list-level-style-image>
      <text:list-level-style-image text:level="4" xlink:href="Pictures/20000008000001F5000001F5BC350E44.wmf" xlink:type="simple" xlink:show="embed" xlink:actuate="onLoad">
        <style:list-level-properties text:space-before="4.237cm" text:min-label-width="0.741cm" style:vertical-pos="middle" style:vertical-rel="line" fo:width="0.594cm" fo:height="0.594cm"/>
      </text:list-level-style-image>
      <text:list-level-style-image text:level="5" xlink:href="Pictures/200000080000017800000178D164E460.wmf" xlink:type="simple" xlink:show="embed" xlink:actuate="onLoad">
        <style:list-level-properties text:space-before="5.476cm" text:min-label-width="0.746cm" style:vertical-pos="middle" style:vertical-rel="line" fo:width="0.396cm" fo:height="0.396cm"/>
      </text:list-level-style-image>
      <text:list-level-style-image text:level="6" xlink:href="Pictures/200000080000017800000178D164E460.wmf" xlink:type="simple" xlink:show="embed" xlink:actuate="onLoad">
        <style:list-level-properties text:space-before="5.476cm" text:min-label-width="0.746cm" style:vertical-pos="middle" style:vertical-rel="line" fo:width="0.396cm" fo:height="0.396cm"/>
      </text:list-level-style-image>
      <text:list-level-style-image text:level="7" xlink:href="Pictures/200000080000017800000178D164E460.wmf" xlink:type="simple" xlink:show="embed" xlink:actuate="onLoad">
        <style:list-level-properties text:space-before="5.476cm" text:min-label-width="0.746cm" style:vertical-pos="middle" style:vertical-rel="line" fo:width="0.396cm" fo:height="0.396cm"/>
      </text:list-level-style-image>
      <text:list-level-style-image text:level="8" xlink:href="Pictures/200000080000017800000178D164E460.wmf" xlink:type="simple" xlink:show="embed" xlink:actuate="onLoad">
        <style:list-level-properties text:space-before="5.476cm" text:min-label-width="0.746cm" style:vertical-pos="middle" style:vertical-rel="line" fo:width="0.396cm" fo:height="0.396cm"/>
      </text:list-level-style-image>
      <text:list-level-style-image text:level="9" xlink:href="Pictures/200000080000017800000178D164E460.wmf" xlink:type="simple" xlink:show="embed" xlink:actuate="onLoad">
        <style:list-level-properties text:space-before="5.476cm" text:min-label-width="0.746cm" style:vertical-pos="middle" style:vertical-rel="line" fo:width="0.396cm" fo:height="0.396cm"/>
      </text:list-level-style-image>
      <text:list-level-style-image text:level="10" xlink:href="Pictures/200000080000017800000178D164E460.wmf" xlink:type="simple" xlink:show="embed" xlink:actuate="onLoad">
        <style:list-level-properties text:space-before="5.476cm" text:min-label-width="0.746cm" style:vertical-pos="middle" style:vertical-rel="line" fo:width="0.396cm" fo:height="0.396cm"/>
      </text:list-level-style-image>
    </text:list-style>
  </office:automatic-styles>
  <office:body>
    <office:presentation>
      <draw:page draw:name="&lt;insert presentation title here&gt;" draw:style-name="dp1" draw:master-page-name="Titel1" presentation:presentation-page-layout-name="AL1T0" xml:id="id1" draw:id="id1">
        <office:forms form:automatic-focus="false" form:apply-design-mode="false"/>
        <draw:frame presentation:style-name="pr1" draw:text-style-name="P1" draw:layer="layout" svg:width="23.403cm" svg:height="6.279cm" svg:x="0.999cm" svg:y="0.621cm" presentation:class="title" presentation:user-transformed="true">
          <draw:text-box>
            <text:p><text:span text:style-name="T1">Knowledge Management</text:span></text:p>
          </draw:text-box>
        </draw:frame>
        <draw:frame presentation:style-name="pr2" draw:text-style-name="P2" draw:layer="layout" svg:width="23.403cm" svg:height="4cm" svg:x="0.999cm" svg:y="8.325cm" presentation:class="subtitle" presentation:user-transformed="true">
          <draw:text-box>
            <text:list text:style-name="L2">
              <text:list-header>
                <text:p><text:span text:style-name="T2">UE, WS 2013/14</text:span></text:p>
              </text:list-header>
              <text:list-item>
                <text:p><text:span text:style-name="T2">Exercise 2: Expertise Assessment</text:span></text:p>
              </text:list-item>
            </text:list>
          </draw:text-box>
        </draw:frame>
        <draw:custom-shape draw:style-name="gr1" draw:text-style-name="P4" draw:layer="layout" svg:width="23.403cm" svg:height="2.123cm" svg:x="0.999cm" svg:y="12.925cm">
          <text:list text:style-name="L3">
            <text:list-item>
              <text:p text:style-name="P3"><text:span text:style-name="T3">Christian Löw</text:span></text:p>
            </text:list-item>
            <text:list-item>
              <text:p text:style-name="P3"><text:span text:style-name="T4">Robert Kapeller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>
            <draw:text-box>
              <text:p>Vorstellung des Themas und der Referenten.</text:p>
            </draw:text-box>
          </draw:frame>
        </presentation:notes>
      </draw:page>
      <draw:page draw:name="Outline" draw:style-name="dp1" draw:master-page-name="Standard" presentation:presentation-page-layout-name="AL2T1" xml:id="id2" draw:id="id2">
        <office:forms form:automatic-focus="false" form:apply-design-mode="false"/>
        <draw:frame presentation:style-name="pr4" draw:text-style-name="P5" draw:layer="layout" svg:width="21.559cm" svg:height="2.105cm" svg:x="1.3cm" svg:y="0.123cm" presentation:class="title" presentation:user-transformed="true">
          <draw:text-box>
            <text:p><text:span text:style-name="T5">Competencies </text:span><text:span text:style-name="T6">of Mr.</text:span><text:span text:style-name="T2"> Reinhard Pichler</text:span></text:p>
          </draw:text-box>
        </draw:frame>
        <draw:frame presentation:style-name="pr5" draw:text-style-name="P7" draw:layer="layout" svg:width="24.743cm" svg:height="15.421cm" svg:x="0.33cm" svg:y="2.561cm" presentation:class="outline" presentation:user-transformed="true">
          <draw:text-box>
            <text:list text:style-name="L4">
              <text:list-item>
                <text:p text:style-name="P6"><text:span text:style-name="T7">Institut für Informationssysteme</text:span></text:p>
                <text:list>
                  <text:list-item>
                    <text:p><text:span text:style-name="T8">Abteilung für Datenbanken und Artificial Intelligence (DBAI) </text:span></text:p>
                  </text:list-item>
                </text:list>
              </text:list-item>
              <text:list-item>
                <text:p text:style-name="P6"><text:span text:style-name="T7">Studiendekan für Informatik Master (Zulassungen...)</text:span></text:p>
              </text:list-item>
              <text:list-item>
                <text:p text:style-name="P6"><text:span text:style-name="T7">Career:</text:span></text:p>
                <text:list>
                  <text:list-item>
                    <text:p><text:span text:style-name="T8">Master's degree University of Innsbruck in Mathematics, 1991)</text:span></text:p>
                  </text:list-item>
                  <text:list-item>
                    <text:p><text:span text:style-name="T8">Master's degree from the University of London (MSc in Mathematical Computation, 1992, at the QMW College)</text:span></text:p>
                  </text:list-item>
                  <text:list-item>
                    <text:p><text:span text:style-name="T8">PhD from the Vienna University of Technology (Dr.techn. in Computer Science, 2000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6" draw:layer="layout" svg:width="15.24cm" svg:height="11.432cm" svg:x="1.905cm" svg:y="12.065cm" presentation:class="notes">
            <draw:text-box>
              <text:p>Kurzer Überblick über Inhalt.</text:p>
            </draw:text-box>
          </draw:frame>
        </presentation:notes>
      </draw:page>
      <draw:page draw:name="Outline" draw:style-name="dp1" draw:master-page-name="Standard" presentation:presentation-page-layout-name="AL2T1" xml:id="id3" draw:id="id3">
        <office:forms form:automatic-focus="false" form:apply-design-mode="false"/>
        <draw:frame presentation:style-name="pr4" draw:text-style-name="P5" draw:layer="layout" svg:width="21.559cm" svg:height="2.105cm" svg:x="1.3cm" svg:y="0.123cm" presentation:class="title" presentation:user-transformed="true">
          <draw:text-box>
            <text:p><text:span text:style-name="T5">Competencies </text:span><text:span text:style-name="T6">of Mr.</text:span><text:span text:style-name="T2"> Reinhard Pichler</text:span></text:p>
          </draw:text-box>
        </draw:frame>
        <draw:frame presentation:style-name="pr5" draw:text-style-name="P8" draw:layer="layout" svg:width="24.743cm" svg:height="15.206cm" svg:x="0.33cm" svg:y="2.521cm" presentation:class="outline" presentation:user-transformed="true">
          <draw:text-box>
            <text:list text:style-name="L4">
              <text:list-item>
                <text:p><text:span text:style-name="T9">Based on papers and courses held</text:span></text:p>
              </text:list-item>
              <text:list-item>
                <text:p><text:span text:style-name="T9">Concentrates mainly in formal aspects of Informatics</text:span></text:p>
              </text:list-item>
              <text:list-item>
                <text:p><text:span text:style-name="T9">Complexity theory, formal logic, artificial intelligence, DB-theory</text:span></text:p>
              </text:list-item>
              <text:list-item>
                <text:p><text:span text:style-name="T9">Very good English</text:span></text:p>
              </text:list-item>
              <text:list-item>
                <text:p><text:span text:style-name="T9">Very good didactic skills</text:span></text:p>
                <text:list>
                  <text:list-item>
                    <text:p><text:span text:style-name="T8">Clear understandable language</text:span></text:p>
                  </text:list-item>
                </text:list>
              </text:list-item>
              <text:list-item>
                <text:p><text:span text:style-name="T9">Clear simple yet informative slides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3" presentation:class="page"/>
          <draw:frame presentation:style-name="pr6" draw:text-style-name="P9" draw:layer="layout" svg:width="15.24cm" svg:height="11.432cm" svg:x="1.905cm" svg:y="12.065cm" presentation:class="notes">
            <draw:text-box>
              <text:p text:style-name="P9">Kurzer Überblick über Inhalt.</text:p>
            </draw:text-box>
          </draw:frame>
        </presentation:notes>
      </draw:page>
      <draw:page draw:name="Outline" draw:style-name="dp1" draw:master-page-name="Standard" presentation:presentation-page-layout-name="AL2T1" xml:id="id4" draw:id="id4">
        <office:forms form:automatic-focus="false" form:apply-design-mode="false"/>
        <draw:frame presentation:style-name="pr4" draw:text-style-name="P11" draw:layer="layout" svg:width="21.559cm" svg:height="2.207cm" svg:x="1.3cm" svg:y="0.072cm" presentation:class="title" presentation:user-transformed="true">
          <draw:text-box>
            <text:p text:style-name="P10"><text:span text:style-name="T9">The Ontology </text:span><text:span text:style-name="T10">(https://techscreen.tuwien.ac.at/Ontologies/Competence/Competence.owl)</text:span></text:p>
          </draw:text-box>
        </draw:frame>
        <draw:frame presentation:style-name="pr5" draw:text-style-name="P8" draw:layer="layout" svg:width="24.743cm" svg:height="15.206cm" svg:x="0.33cm" svg:y="2.521cm" presentation:class="outline" presentation:user-transformed="true">
          <draw:text-box>
            <text:list text:style-name="L4">
              <text:list-item>
                <text:p><text:span text:style-name="T5">Mainly IT- and</text:span><text:span text:style-name="T9"> </text:span><text:span text:style-name="T5">related</text:span></text:p>
                <text:list>
                  <text:list-item>
                    <text:p><text:span text:style-name="T11">SoftwareTesting, Pascal ...</text:span></text:p>
                  </text:list-item>
                </text:list>
              </text:list-item>
              <text:list-item>
                <text:p><text:span text:style-name="T12">Some </text:span><text:span text:style-name="T13">rather</text:span> generic</text:p>
                <text:list>
                  <text:list-item>
                    <text:p><text:span text:style-name="T14">"Teacher", "SelfConfidence", "Literature" ...</text:span></text:p>
                  </text:list-item>
                </text:list>
              </text:list-item>
              <text:list-item>
                <text:p>Some entries seem ambigous</text:p>
                <text:list>
                  <text:list-item>
                    <text:p><text:span text:style-name="T14">What means „Literature“? What is the real competency behind it?</text:span></text:p>
                  </text:list-item>
                </text:list>
              </text:list-item>
              <text:list-item>
                <text:p>Some (teaching-related items) seem missing</text:p>
                <text:list>
                  <text:list-item>
                    <text:p><text:span text:style-name="T14">Didactic <text:s/>competenci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4" presentation:class="page"/>
          <draw:frame presentation:style-name="pr6" draw:text-style-name="P9" draw:layer="layout" svg:width="15.24cm" svg:height="11.432cm" svg:x="1.905cm" svg:y="12.065cm" presentation:class="notes">
            <draw:text-box>
              <text:p text:style-name="P9">Kurzer Überblick über Inhalt.</text:p>
            </draw:text-box>
          </draw:frame>
        </presentation:notes>
      </draw:page>
      <presentation:settings presentation:mouse-visible="false" presentation:show-logo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18pt" fo:font-style="normal" fo:text-shadow="none" style:text-underline-style="none" fo:font-weight="normal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12pt" fo:font-style="normal" fo:text-shadow="none" style:text-underline-style="none" fo:font-weight="normal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image text:level="1" xlink:href="Pictures/200000080000017800000178D164E460.wmf" xlink:type="simple" xlink:show="embed" xlink:actuate="onLoad">
            <style:list-level-properties text:min-label-width="1.001cm" style:vertical-pos="middle" style:vertical-rel="line" fo:width="0.528cm" fo:height="0.528cm"/>
          </text:list-level-style-image>
          <text:list-level-style-image text:level="2" xlink:href="Pictures/20000008000001F5000001F5BC350E44.wmf" xlink:type="simple" xlink:show="embed" xlink:actuate="onLoad">
            <style:list-level-properties text:space-before="1.499cm" text:min-label-width="1.001cm" style:vertical-pos="middle" style:vertical-rel="line" fo:width="0.686cm" fo:height="0.686cm"/>
          </text:list-level-style-image>
          <text:list-level-style-image text:level="3" xlink:href="Pictures/200000080000017800000178D164E460.wmf" xlink:type="simple" xlink:show="embed" xlink:actuate="onLoad">
            <style:list-level-properties text:space-before="2.998cm" text:min-label-width="0.741cm" style:vertical-pos="middle" style:vertical-rel="line" fo:width="0.462cm" fo:height="0.462cm"/>
          </text:list-level-style-image>
          <text:list-level-style-image text:level="4" xlink:href="Pictures/20000008000001F5000001F5BC350E44.wmf" xlink:type="simple" xlink:show="embed" xlink:actuate="onLoad">
            <style:list-level-properties text:space-before="4.237cm" text:min-label-width="0.741cm" style:vertical-pos="middle" style:vertical-rel="line" fo:width="0.594cm" fo:height="0.594cm"/>
          </text:list-level-style-image>
          <text:list-level-style-image text:level="5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6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7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8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9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10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38cm"/>
          <style:tab-stop style:position="4.078cm"/>
          <style:tab-stop style:position="6.618cm"/>
          <style:tab-stop style:position="9.158cm"/>
          <style:tab-stop style:position="11.698cm"/>
          <style:tab-stop style:position="14.238cm"/>
          <style:tab-stop style:position="16.778cm"/>
          <style:tab-stop style:position="19.318cm"/>
          <style:tab-stop style:position="21.858cm"/>
          <style:tab-stop style:position="24.398cm"/>
          <style:tab-stop style:position="26.938cm"/>
        </style:tab-stops>
      </style:paragraph-properties>
      <style:text-properties fo:color="#000000" style:text-outline="false" style:text-line-through-style="none" style:text-position="0% 100%" style:font-name="Arial1" fo:font-size="32pt" fo:font-style="normal" fo:text-shadow="none" style:text-underline-style="none" fo:font-weight="normal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9cm"/>
          <style:tab-stop style:position="2.579cm"/>
          <style:tab-stop style:position="5.119cm"/>
          <style:tab-stop style:position="7.659cm"/>
          <style:tab-stop style:position="10.199cm"/>
          <style:tab-stop style:position="12.739cm"/>
          <style:tab-stop style:position="15.279cm"/>
          <style:tab-stop style:position="17.819cm"/>
          <style:tab-stop style:position="20.359cm"/>
          <style:tab-stop style:position="22.899cm"/>
          <style:tab-stop style:position="25.439cm"/>
        </style:tab-stops>
      </style:paragraph-properties>
      <style:text-properties fo:color="#000000" style:text-line-through-style="none" style:text-position="0% 100%" style:font-name="Arial1" fo:font-size="30pt" fo:font-style="normal" fo:text-shadow="none" style:text-underline-style="none" fo:font-weight="normal" style:font-size-asian="30pt" style:font-style-asian="normal" style:font-weight-asian="normal" style:font-size-complex="3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</style:tab-stops>
      </style:paragraph-properties>
      <style:text-properties fo:color="#000000" style:text-line-through-style="none" style:text-position="0% 100%" style:font-name="Arial1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01cm"/>
          <style:tab-stop style:position="2.641cm"/>
          <style:tab-stop style:position="5.181cm"/>
          <style:tab-stop style:position="7.721cm"/>
          <style:tab-stop style:position="10.261cm"/>
          <style:tab-stop style:position="12.801cm"/>
          <style:tab-stop style:position="15.341cm"/>
          <style:tab-stop style:position="17.881cm"/>
          <style:tab-stop style:position="20.421cm"/>
          <style:tab-stop style:position="22.961cm"/>
        </style:tab-stops>
      </style:paragraph-properties>
      <style:text-properties fo:color="#000000" style:text-line-through-style="none" style:text-position="0% 100%" style:font-name="Arial1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2aa3d8" fo:font-size="65%"/>
          </text:list-level-style-number>
          <text:list-level-style-bullet text:level="2" text:bullet-char="n">
            <style:list-level-properties text:space-before="1.499cm"/>
            <style:text-properties style:font-name="Arial1" fo:color="#2aa3d8" fo:font-size="90%"/>
          </text:list-level-style-bullet>
          <text:list-level-style-bullet text:level="3" text:bullet-char="n">
            <style:list-level-properties text:space-before="2.998cm"/>
            <style:text-properties style:font-name="Arial1" fo:color="#2aa3d8" fo:font-size="65%"/>
          </text:list-level-style-bullet>
          <text:list-level-style-bullet text:level="4" text:bullet-char="n">
            <style:list-level-properties text:space-before="4.237cm"/>
            <style:text-properties style:font-name="Arial1" fo:color="#2aa3d8" fo:font-size="90%"/>
          </text:list-level-style-bullet>
          <text:list-level-style-bullet text:level="5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6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7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8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9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10" text:bullet-char="n">
            <style:list-level-properties text:space-before="5.476cm"/>
            <style:text-properties style:font-name="Arial1" fo:color="#2aa3d8" fo:font-size="65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36pt" fo:font-style="normal" fo:text-shadow="none" style:text-underline-style="none" fo:font-weight="normal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size="32pt" fo:font-style="normal" fo:text-shadow="none" style:text-underline-style="none" fo:font-weight="normal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>
        <text:list-style style:name="Titel1-outline1">
          <text:list-level-style-image text:level="1" xlink:href="Pictures/200000080000017800000178D164E460.wmf" xlink:type="simple" xlink:show="embed" xlink:actuate="onLoad">
            <style:list-level-properties text:min-label-width="1.001cm" style:vertical-pos="middle" style:vertical-rel="line" fo:width="0.528cm" fo:height="0.528cm"/>
          </text:list-level-style-image>
          <text:list-level-style-image text:level="2" xlink:href="Pictures/20000008000001F5000001F5BC350E44.wmf" xlink:type="simple" xlink:show="embed" xlink:actuate="onLoad">
            <style:list-level-properties text:space-before="1.499cm" text:min-label-width="1.001cm" style:vertical-pos="middle" style:vertical-rel="line" fo:width="0.686cm" fo:height="0.686cm"/>
          </text:list-level-style-image>
          <text:list-level-style-image text:level="3" xlink:href="Pictures/200000080000017800000178D164E460.wmf" xlink:type="simple" xlink:show="embed" xlink:actuate="onLoad">
            <style:list-level-properties text:space-before="2.998cm" text:min-label-width="0.741cm" style:vertical-pos="middle" style:vertical-rel="line" fo:width="0.462cm" fo:height="0.462cm"/>
          </text:list-level-style-image>
          <text:list-level-style-image text:level="4" xlink:href="Pictures/20000008000001F5000001F5BC350E44.wmf" xlink:type="simple" xlink:show="embed" xlink:actuate="onLoad">
            <style:list-level-properties text:space-before="4.237cm" text:min-label-width="0.741cm" style:vertical-pos="middle" style:vertical-rel="line" fo:width="0.594cm" fo:height="0.594cm"/>
          </text:list-level-style-image>
          <text:list-level-style-image text:level="5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6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7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8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9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10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38cm"/>
          <style:tab-stop style:position="4.078cm"/>
          <style:tab-stop style:position="6.618cm"/>
          <style:tab-stop style:position="9.158cm"/>
          <style:tab-stop style:position="11.698cm"/>
          <style:tab-stop style:position="14.238cm"/>
          <style:tab-stop style:position="16.778cm"/>
          <style:tab-stop style:position="19.318cm"/>
          <style:tab-stop style:position="21.858cm"/>
          <style:tab-stop style:position="24.398cm"/>
          <style:tab-stop style:position="26.938cm"/>
        </style:tab-stops>
      </style:paragraph-properties>
      <style:text-properties fo:color="#000000" style:text-outline="false" style:text-line-through-style="none" style:text-position="0% 100%" style:font-name="Arial1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9cm"/>
          <style:tab-stop style:position="2.579cm"/>
          <style:tab-stop style:position="5.119cm"/>
          <style:tab-stop style:position="7.659cm"/>
          <style:tab-stop style:position="10.199cm"/>
          <style:tab-stop style:position="12.739cm"/>
          <style:tab-stop style:position="15.279cm"/>
          <style:tab-stop style:position="17.819cm"/>
          <style:tab-stop style:position="20.359cm"/>
          <style:tab-stop style:position="22.899cm"/>
          <style:tab-stop style:position="25.439cm"/>
        </style:tab-stops>
      </style:paragraph-properties>
      <style:text-properties fo:color="#000000" style:text-line-through-style="none" style:text-position="0% 100%" style:font-name="Arial1" fo:font-size="30pt" fo:font-style="normal" fo:text-shadow="none" style:text-underline-style="none" fo:font-weight="normal" style:font-size-asian="30pt" style:font-style-asian="normal" style:font-weight-asian="normal" style:font-size-complex="30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</style:tab-stops>
      </style:paragraph-properties>
      <style:text-properties fo:color="#000000" style:text-line-through-style="none" style:text-position="0% 100%" style:font-name="Arial1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01cm"/>
          <style:tab-stop style:position="2.641cm"/>
          <style:tab-stop style:position="5.181cm"/>
          <style:tab-stop style:position="7.721cm"/>
          <style:tab-stop style:position="10.261cm"/>
          <style:tab-stop style:position="12.801cm"/>
          <style:tab-stop style:position="15.341cm"/>
          <style:tab-stop style:position="17.881cm"/>
          <style:tab-stop style:position="20.421cm"/>
          <style:tab-stop style:position="22.961cm"/>
        </style:tab-stops>
      </style:paragraph-properties>
      <style:text-properties fo:color="#000000" style:text-line-through-style="none" style:text-position="0% 100%" style:font-name="Arial1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2aa3d8" fo:font-size="65%"/>
          </text:list-level-style-number>
          <text:list-level-style-bullet text:level="2" text:bullet-char="n">
            <style:list-level-properties text:space-before="1.499cm"/>
            <style:text-properties style:font-name="Arial1" fo:color="#2aa3d8" fo:font-size="90%"/>
          </text:list-level-style-bullet>
          <text:list-level-style-bullet text:level="3" text:bullet-char="n">
            <style:list-level-properties text:space-before="2.998cm"/>
            <style:text-properties style:font-name="Arial1" fo:color="#2aa3d8" fo:font-size="65%"/>
          </text:list-level-style-bullet>
          <text:list-level-style-bullet text:level="4" text:bullet-char="n">
            <style:list-level-properties text:space-before="4.237cm"/>
            <style:text-properties style:font-name="Arial1" fo:color="#2aa3d8" fo:font-size="90%"/>
          </text:list-level-style-bullet>
          <text:list-level-style-bullet text:level="5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6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7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8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9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10" text:bullet-char="n">
            <style:list-level-properties text:space-before="5.476cm"/>
            <style:text-properties style:font-name="Arial1" fo:color="#2aa3d8" fo:font-size="65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center" draw:textarea-vertical-align="bottom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44cm" svg:stroke-color="#ffffff" draw:stroke-linejoin="round" draw:fill="solid" draw:fill-color="#2aa3d8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24cm"/>
    </style:style>
    <style:style style:name="Mpr2" style:family="presentation" style:parent-style-name="Standard-backgroundobjects">
      <style:graphic-properties draw:stroke="none" draw:fill="none" draw:fill-color="#2aa3d8" draw:auto-grow-height="false" draw:auto-grow-width="false" fo:min-height="1.024cm" fo:min-width="0cm" fo:wrap-option="wrap"/>
    </style:style>
    <style:style style:name="Mpr3" style:family="presentation" style:parent-style-name="Titel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el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fo:language="de" fo:country="AT" style:font-size-asian="16pt" style:font-size-complex="16pt"/>
    </style:style>
    <style:style style:name="MT3" style:family="text">
      <style:text-properties fo:font-size="12pt" fo:language="de" fo:country="AT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style-name="Mgr3" draw:text-style-name="MP3" draw:layer="backgroundobjects" svg:width="24.756cm" svg:height="1.861cm" svg:x="0.322cm" svg:y="0.238cm">
        <text:p/>
        <draw:enhanced-geometry svg:viewBox="0 0 5614 422" draw:type="non-primitive" draw:enhanced-path="M 5614 422 L 202 422 202 422 180 422 161 418 141 413 123 407 106 397 89 387 74 375 59 361 45 346 34 329 24 313 15 294 8 274 3 254 2 234 0 212 0 212 2 190 3 168 8 148 15 129 24 111 34 92 45 77 59 62 72 49 89 37 106 25 123 17 141 10 160 5 180 2 200 0 5614 0 5614 422 Z N"/>
      </draw:custom-shape>
      <draw:g>
        <draw:custom-shape draw:style-name="Mgr4" draw:text-style-name="MP3" draw:layer="backgroundobjects" svg:width="0.556cm" svg:height="0.142cm" svg:x="23.552cm" svg:y="0.661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3" draw:layer="backgroundobjects" svg:width="0.251cm" svg:height="0.666cm" svg:x="24.152cm" svg:y="0.661cm">
          <text:p/>
          <draw:enhanced-geometry svg:viewBox="0 0 57 151" draw:type="non-primitive" draw:enhanced-path="M 0 0 L 0 0 0 101 0 101 2 109 3 117 8 126 15 134 23 141 34 146 45 151 57 151 57 151 57 119 57 119 54 119 45 114 42 112 39 107 35 102 35 97 35 0 0 0 Z N"/>
        </draw:custom-shape>
        <draw:custom-shape draw:style-name="Mgr4" draw:text-style-name="MP3" draw:layer="backgroundobjects" svg:width="0.252cm" svg:height="0.666cm" svg:x="24.434cm" svg:y="0.661cm">
          <text:p/>
          <draw:enhanced-geometry svg:viewBox="0 0 57 151" draw:type="non-primitive" draw:enhanced-path="M 57 0 L 57 0 57 101 57 101 57 109 54 117 49 126 42 134 33 141 23 146 13 151 0 151 0 151 0 119 0 119 3 119 12 114 15 112 18 107 22 102 22 97 22 0 57 0 Z N"/>
        </draw:custom-shape>
        <draw:custom-shape draw:style-name="Mgr4" draw:text-style-name="MP3" draw:layer="backgroundobjects" svg:width="0.145cm" svg:height="0.498cm" svg:x="23.76cm" svg:y="0.838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3" draw:layer="backgroundobjects" svg:width="1.438cm" svg:height="1.447cm" svg:x="23.424cm" svg:y="0.445cm">
          <text:p/>
          <draw:enhanced-geometry svg:viewBox="0 0 326 328" draw:type="non-primitive" draw:enhanced-path="M 323 0 L 0 0 0 328 326 328 326 0 323 0 323 0 Z M 318 8 L 318 8 318 319 318 319 9 319 9 319 9 8 9 8 318 8 Z N"/>
        </draw:custom-shape>
        <draw:custom-shape draw:style-name="Mgr4" draw:text-style-name="MP3" draw:layer="backgroundobjects" svg:width="0.176cm" svg:height="0.194cm" svg:x="23.544cm" svg:y="1.579cm">
          <text:p/>
          <draw:enhanced-geometry svg:viewBox="0 0 40 44" draw:type="non-primitive" draw:enhanced-path="M 27 44 L 14 44 0 0 12 0 20 32 20 32 29 0 40 0 27 44 Z N"/>
        </draw:custom-shape>
        <draw:custom-shape draw:style-name="Mgr4" draw:text-style-name="MP3" draw:layer="backgroundobjects" svg:width="0.053cm" svg:height="0.194cm" svg:x="23.773cm" svg:y="1.579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3" draw:layer="backgroundobjects" svg:width="0.154cm" svg:height="0.194cm" svg:x="23.892cm" svg:y="1.579cm">
          <text:p/>
          <draw:enhanced-geometry svg:viewBox="0 0 35 44" draw:type="non-primitive" draw:enhanced-path="M 0 0 L 35 0 35 9 12 9 12 17 34 17 34 25 12 25 12 34 35 34 35 44 0 44 0 0 Z N"/>
        </draw:custom-shape>
        <draw:custom-shape draw:style-name="Mgr4" draw:text-style-name="MP3" draw:layer="backgroundobjects" svg:width="0.163cm" svg:height="0.194cm" svg:x="24.108cm" svg:y="1.579cm">
          <text:p/>
          <draw:enhanced-geometry svg:viewBox="0 0 37 44" draw:type="non-primitive" draw:enhanced-path="M 0 0 L 12 0 27 27 27 27 27 0 37 0 37 44 27 44 12 17 12 17 12 44 0 44 0 0 Z N"/>
        </draw:custom-shape>
        <draw:custom-shape draw:style-name="Mgr4" draw:text-style-name="MP3" draw:layer="backgroundobjects" svg:width="0.163cm" svg:height="0.194cm" svg:x="24.337cm" svg:y="1.579cm">
          <text:p/>
          <draw:enhanced-geometry svg:viewBox="0 0 37 44" draw:type="non-primitive" draw:enhanced-path="M 0 0 L 12 0 27 27 27 27 27 0 37 0 37 44 25 44 12 15 10 15 10 44 0 44 0 0 Z N"/>
        </draw:custom-shape>
        <draw:custom-shape draw:style-name="Mgr4" draw:text-style-name="MP3" draw:layer="backgroundobjects" svg:width="0.19cm" svg:height="0.185cm" svg:x="24.553cm" svg:y="1.579cm">
          <text:p/>
          <draw:enhanced-geometry svg:viewBox="0 0 43 42" draw:type="non-primitive" draw:enhanced-path="M 15 0 L 27 0 43 42 32 42 28 35 13 35 11 42 0 42 15 0 15 0 Z M 16 27 L 27 27 22 12 22 12 16 27 Z N"/>
        </draw:custom-shape>
        <draw:custom-shape draw:style-name="Mgr4" draw:text-style-name="MP3" draw:layer="backgroundobjects" svg:width="1.2cm" svg:height="0.022cm" svg:x="23.53cm" svg:y="1.46cm">
          <text:p/>
          <draw:enhanced-geometry svg:viewBox="0 0 21600 21600" draw:type="rectangle" draw:enhanced-path="M 0 0 L 21600 0 21600 21600 0 21600 0 0 Z N"/>
        </draw:custom-shape>
      </draw:g>
      <draw:custom-shape draw:style-name="Mgr4" draw:text-style-name="MP3" draw:layer="backgroundobjects" svg:width="1.2cm" svg:height="0.005cm" svg:x="23.53cm" svg:y="1.477cm">
        <text:p/>
        <draw:enhanced-geometry svg:viewBox="0 0 272 0" draw:type="non-primitive" draw:enhanced-path="M 0 0 L 272 0 0 0 Z N"/>
      </draw:custom-shape>
      <draw:frame presentation:style-name="Standard-title" draw:layer="backgroundobjects" svg:width="21.559cm" svg:height="2.969cm" svg:x="1.3cm" svg:y="-0.309cm" presentation:class="title" presentation:placeholder="true">
        <draw:text-box/>
      </draw:frame>
      <draw:frame presentation:style-name="Standard-outline1" draw:layer="backgroundobjects" svg:width="24.743cm" svg:height="11.309cm" svg:x="0.33cm" svg:y="2.521cm" presentation:class="outline" presentation:placeholder="true">
        <draw:text-box/>
      </draw:frame>
      <draw:frame presentation:style-name="Mpr1" draw:layer="backgroundobjects" svg:width="10.447cm" svg:height="1.023cm" svg:x="0.321cm" svg:y="17.997cm" presentation:class="footer">
        <draw:text-box>
          <text:p><presentation:footer/></text:p>
        </draw:text-box>
      </draw:frame>
      <draw:frame presentation:style-name="Mpr2" draw:layer="backgroundobjects" svg:width="7.005cm" svg:height="1.023cm" svg:x="9.198cm" svg:y="17.977cm" presentation:class="page-number">
        <draw:text-box>
          <text:list text:style-name="ML1">
            <text:list-header>
              <text:p text:style-name="MP4"><text:span text:style-name="MT2"><text:page-number>&lt;number&gt;</text:page-number></text:span><text:span text:style-name="MT2">/</text:span><text:span text:style-name="MT2"><text:page-count>4</text:page-count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draw:style-name="Mgr6" draw:text-style-name="MP6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6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draw:style-name="Mgr7" draw:text-style-name="MP6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7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office:forms form:automatic-focus="false" form:apply-design-mode="false"/>
      <draw:frame presentation:style-name="Titel1-title" draw:layer="backgroundobjects" svg:width="23.403cm" svg:height="7.603cm" svg:x="0.497cm" svg:y="0.321cm" presentation:class="title" presentation:placeholder="true">
        <draw:text-box/>
      </draw:frame>
      <draw:frame presentation:style-name="Titel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3" draw:text-style-name="MP6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2.7cm" svg:height="9.526cm" svg:x="3.175cm" svg:y="1.904cm" presentation:class="page"/>
        <draw:frame presentation:style-name="Titel1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6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4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situte of Computer Graphics and Algorithms, Vienna University of Technology</dc:title>
    <dc:subject>Insitute of Computer Graphics and Algorithms, Vienna University of Technology</dc:subject>
    <meta:initial-creator>Insitute of Computer Graphics and Algorithms, Vienna University of Technology</meta:initial-creator>
    <meta:creation-date>2005-04-25T17:26:20</meta:creation-date>
    <dc:date>2013-11-27T11:27:35.627153874</dc:date>
    <meta:editing-cycles>313</meta:editing-cycles>
    <meta:editing-duration>P2173DT2H30M19S</meta:editing-duration>
    <meta:generator>LibreOffice/4.1.2.3$Linux_X86_64 LibreOffice_project/410m0$Build-3</meta:generator>
    <dc:creator>robert </dc:creator>
    <meta:document-statistic meta:object-count="62"/>
  </office:meta>
</office:document-meta>
</file>